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" style:family="graphic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5.397cm" fo:min-width="0cm" fo:padding-top="0.108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1cm" draw:shadow-offset-y="0.071cm" draw:shadow-color="#808080" draw:shadow-opacity="100%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14cm" fo:min-width="0cm" fo:padding-top="0.078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3%" fo:text-align="end" fo:text-indent="0cm" style:line-break="strict"/>
      <style:text-properties fo:font-size="18pt"/>
    </style:style>
    <style:style style:name="P4" style:family="paragraph"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.502cm" fo:text-indent="0cm" style:line-break="strict"/>
    </style:style>
    <style:style style:name="P6" style:family="paragraph">
      <style:paragraph-properties fo:margin-left="0cm" fo:margin-right="0cm" fo:margin-top="0cm" fo:margin-bottom="0.401cm" fo:text-indent="0cm" style:line-break="strict"/>
    </style:style>
    <style:style style:name="P7" style:family="paragraph">
      <style:paragraph-properties fo:margin-left="2.398cm" fo:margin-right="0cm" fo:margin-top="0cm" fo:margin-bottom="0.401cm" fo:text-indent="-0.899cm" style:line-break="strict"/>
    </style:style>
    <style:style style:name="T1" style:family="text">
      <style:text-properties fo:language="en" fo:country="US"/>
    </style:style>
    <style:style style:name="T2" style:family="text">
      <style:text-properties style:font-name="Arial" fo:font-size="14pt" fo:language="en" fo:country="US" style:font-name-asian="Arial Unicode MS" style:font-size-asian="14pt" style:font-name-complex="Arial Unicode MS" style:font-size-complex="14pt"/>
    </style:style>
    <style:style style:name="T3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">
        <style:list-level-properties text:space-before="2.8cm" text:min-label-width="0.798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family-generic="roman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rt 3 : Understanding mobile cloud development through a simple application" draw:style-name="dp1" draw:master-page-name="Default" presentation:use-date-time-name="dtd1">
        <draw:frame presentation:style-name="pr1" draw:text-style-name="P2" draw:layer="layout" svg:width="25.197cm" svg:height="5.504cm" svg:x="1.6cm" svg:y="6.998cm" presentation:class="title" presentation:user-transformed="true">
          <draw:text-box>
            <text:list text:style-name="L1">
              <text:list-header>
                <text:p text:style-name="P1"><text:span text:style-name="T1">Part 3 : Understanding mobile cloud development through a simple application</text:span></text:p>
              </text:list-header>
            </text:list>
          </draw:text-box>
        </draw:frame>
        <presentation:notes draw:style-name="dp2">
          <draw:custom-shape draw:name="Rectangle 6" draw:style-name="gr1" draw:text-style-name="P4" draw:layer="Layout" svg:width="9.111cm" svg:height="1.482cm" svg:x="11.884cm" svg:y="28.2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1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hree components" draw:style-name="dp1" draw:master-page-name="Default" presentation:use-date-time-name="dtd1">
        <draw:frame presentation:style-name="pr3" draw:text-style-name="P2" draw:layer="layout" svg:width="25.197cm" svg:height="3.506cm" svg:x="1.397cm" svg:y="0.838cm" presentation:class="title" presentation:user-transformed="true">
          <draw:text-box>
            <text:list text:style-name="L1">
              <text:list-header>
                <text:p text:style-name="P1"><text:span text:style-name="T1">Three components</text:span></text:p>
              </text:list-header>
            </text:list>
          </draw:text-box>
        </draw:frame>
        <draw:frame presentation:style-name="pr4" draw:text-style-name="P2" draw:layer="layout" svg:width="25.197cm" svg:height="14.791cm" svg:x="1.397cm" svg:y="4.911cm" presentation:class="outline" presentation:user-transformed="true">
          <draw:text-box>
            <text:list text:style-name="L3">
              <text:list-item>
                <text:p text:style-name="P5"><text:span text:style-name="T1">3A : Understanding the application</text:span></text:p>
                <text:p text:style-name="P5"><text:span text:style-name="T3"/></text:p>
              </text:list-item>
              <text:list-item>
                <text:p text:style-name="P5"><text:span text:style-name="T1">3B : The client side</text:span></text:p>
                <text:list>
                  <text:list-item>
                    <text:p text:style-name="P6"><text:span text:style-name="T1">An Android front-end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7"><text:span text:style-name="T1"/></text:p>
                  </text:list-header>
                </text:list>
              </text:list-item>
            </text:list>
            <text:list text:style-name="L3">
              <text:list-item>
                <text:p text:style-name="P5"><text:span text:style-name="T1">3C : The server side</text:span></text:p>
                <text:list>
                  <text:list-item>
                    <text:p text:style-name="P6"><text:span text:style-name="T1">NodeJS based server implementation</text:span></text:p>
                  </text:list-item>
                  <text:list-item>
                    <text:p text:style-name="P6"><text:span text:style-name="T1">Liberty based server implementation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custom-shape draw:name="Rectangle 6" draw:style-name="gr2" draw:text-style-name="P4" draw:layer="Layout" svg:width="9.111cm" svg:height="1.482cm" svg:x="11.884cm" svg:y="28.213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847cm" svg:height="11.134cm" svg:x="3.074cm" svg:y="2.258cm" draw:page-number="2" presentation:class="page"/>
          <draw:frame presentation:style-name="pr2" draw:text-style-name="P2" draw:layer="layout" svg:width="16.801cm" svg:height="13.366cm" svg:x="2.098cm" svg:y="14.107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22:00:03.142342709</meta:creation-date>
    <dc:date>2016-05-15T22:01:06.487772394</dc:date>
    <meta:editing-duration>P0D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